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1c1c1c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99cm"/>
      <style:paragraph-properties style:writing-mode="lr-tb"/>
    </style:style>
    <style:style style:name="gr4" style:family="graphic" style:parent-style-name="objectwithoutfill">
      <style:graphic-properties svg:stroke-width="0.1cm" svg:stroke-color="#1c1c1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9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  <style:paragraph-properties style:writing-mode="lr-tb"/>
    </style:style>
    <style:style style:name="gr8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9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793cm" fo:min-width="2.915cm"/>
      <style:paragraph-properties style:writing-mode="lr-tb"/>
    </style:style>
    <style:style style:name="gr10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793cm" fo:min-width="1.103cm"/>
      <style:paragraph-properties style:writing-mode="lr-tb"/>
    </style:style>
    <style:style style:name="gr11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713cm" fo:min-width="0.425cm"/>
      <style:paragraph-properties style:writing-mode="lr-tb"/>
    </style:style>
    <style:style style:name="gr12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1.054cm" fo:min-width="3.224cm"/>
      <style:paragraph-properties style:writing-mode="lr-tb"/>
    </style:style>
    <style:style style:name="gr13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816cm" fo:min-width="1.103cm"/>
      <style:paragraph-properties style:writing-mode="lr-tb"/>
    </style:style>
    <style:style style:name="gr14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734cm" fo:min-width="0.425cm"/>
      <style:paragraph-properties style:writing-mode="lr-tb"/>
    </style:style>
    <style:style style:name="gr15" style:family="graphic" style:parent-style-name="standard">
      <style:graphic-properties draw:stroke="none" svg:stroke-color="#1c1c1c" draw:fill="none" draw:fill-color="#ffffff" draw:textarea-horizontal-align="left" draw:auto-grow-height="true" draw:auto-grow-width="true" fo:min-height="0.713cm" fo:min-width="0.391cm"/>
      <style:paragraph-properties style:writing-mode="lr-tb"/>
    </style:style>
    <style:style style:name="gr16" style:family="graphic" style:parent-style-name="standard">
      <style:graphic-properties svg:stroke-width="0.1cm" svg:stroke-color="#1c1c1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color="#dc2300" loext:opacity="100%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dc2300" loext:opacity="100%"/>
    </style:style>
    <style:style style:name="T4" style:family="text">
      <style:text-properties fo:color="#00ae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9.727cm" svg:y1="4.249cm" svg:x2="22.958cm" svg:y2="4.249cm" draw:start-shape="id1" draw:start-glue-point="1" draw:end-shape="id2" draw:end-glue-point="3" svg:d="M19727 4249h3231" svg:viewBox="0 0 3232 1">
          <text:p/>
        </draw:connector>
        <draw:g>
          <draw:rect draw:style-name="gr2" draw:text-style-name="P2" xml:id="id2" draw:id="id2" draw:layer="layout" svg:width="7.033cm" svg:height="4.644cm" svg:x="22.958cm" svg:y="1.927cm">
            <text:p/>
          </draw:rect>
          <draw:frame draw:style-name="gr3" draw:text-style-name="P3" draw:layer="layout" svg:width="4.49cm" svg:height="1.276cm" svg:x="24.133cm" svg:y="2.161cm">
            <draw:text-box>
              <text:p text:style-name="P1"><text:span text:style-name="T1">Word</text:span></text:p>
            </draw:text-box>
          </draw:frame>
          <draw:line draw:style-name="gr4" draw:text-style-name="P4" draw:layer="layout" svg:x1="22.974cm" svg:y1="3.594cm" svg:x2="29.974cm" svg:y2="3.594cm">
            <text:p/>
          </draw:line>
          <draw:frame draw:style-name="gr5" draw:text-style-name="P5" draw:layer="layout" svg:width="3.415cm" svg:height="1.043cm" svg:x="24.234cm" svg:y="5.06cm">
            <draw:text-box>
              <text:p text:style-name="P1"><text:span text:style-name="T2">padding</text:span></text:p>
            </draw:text-box>
          </draw:frame>
          <draw:frame draw:style-name="gr6" draw:text-style-name="P5" draw:layer="layout" svg:width="1.603cm" svg:height="1.043cm" svg:x="24.234cm" svg:y="4.04cm">
            <draw:text-box>
              <text:p text:style-name="P1"><text:span text:style-name="T2">id</text:span></text:p>
            </draw:text-box>
          </draw:frame>
          <draw:frame draw:style-name="gr7" draw:text-style-name="P6" draw:layer="layout" svg:width="0.925cm" svg:height="0.963cm" svg:x="23.21cm" svg:y="4.039cm">
            <draw:text-box>
              <text:p><text:span text:style-name="T3">P</text:span></text:p>
            </draw:text-box>
          </draw:frame>
        </draw:g>
        <draw:g>
          <draw:rect draw:style-name="gr2" draw:text-style-name="P2" xml:id="id3" draw:id="id3" draw:layer="layout" svg:width="7.033cm" svg:height="4.978cm" svg:x="2.733cm" svg:y="1.76cm">
            <text:p/>
          </draw:rect>
          <draw:frame draw:style-name="gr8" draw:text-style-name="P3" draw:layer="layout" svg:width="4.232cm" svg:height="1.276cm" svg:x="4.034cm" svg:y="1.994cm">
            <draw:text-box>
              <text:p text:style-name="P1"><text:span text:style-name="T1">Doc</text:span></text:p>
            </draw:text-box>
          </draw:frame>
          <draw:line draw:style-name="gr4" draw:text-style-name="P4" draw:layer="layout" svg:x1="2.775cm" svg:y1="3.527cm" svg:x2="9.775cm" svg:y2="3.527cm">
            <text:p/>
          </draw:line>
          <draw:frame draw:style-name="gr9" draw:text-style-name="P5" draw:layer="layout" svg:width="3.415cm" svg:height="1.043cm" svg:x="4.035cm" svg:y="5.093cm">
            <draw:text-box>
              <text:p text:style-name="P1"><text:span text:style-name="T2">padding</text:span></text:p>
            </draw:text-box>
          </draw:frame>
          <draw:frame draw:style-name="gr10" draw:text-style-name="P5" draw:layer="layout" svg:width="1.603cm" svg:height="1.043cm" svg:x="4.035cm" svg:y="4.073cm">
            <draw:text-box>
              <text:p text:style-name="P1"><text:span text:style-name="T2">id</text:span></text:p>
            </draw:text-box>
          </draw:frame>
          <draw:frame draw:style-name="gr11" draw:text-style-name="P6" draw:layer="layout" svg:width="0.925cm" svg:height="0.963cm" svg:x="3.011cm" svg:y="4.072cm">
            <draw:text-box>
              <text:p><text:span text:style-name="T3">P</text:span></text:p>
            </draw:text-box>
          </draw:frame>
        </draw:g>
        <draw:connector draw:style-name="gr1" draw:text-style-name="P1" draw:layer="layout" draw:type="line" svg:x1="13.066cm" svg:y1="4.249cm" svg:x2="9.766cm" svg:y2="4.249cm" draw:start-shape="id1" draw:start-glue-point="3" draw:end-shape="id3" draw:end-glue-point="1" svg:d="M13066 4249h-3300" svg:viewBox="0 0 3301 1">
          <text:p/>
        </draw:connector>
        <draw:rect draw:style-name="gr2" draw:text-style-name="P2" xml:id="id1" draw:id="id1" draw:layer="layout" svg:width="6.661cm" svg:height="5.366cm" svg:x="13.066cm" svg:y="1.566cm">
          <text:p/>
        </draw:rect>
        <draw:frame draw:style-name="gr12" draw:text-style-name="P7" draw:layer="layout" svg:width="3.829cm" svg:height="1.304cm" svg:x="14.484cm" svg:y="1.73cm">
          <draw:text-box>
            <text:p><text:span text:style-name="T1">Belongs</text:span></text:p>
          </draw:text-box>
        </draw:frame>
        <draw:line draw:style-name="gr4" draw:text-style-name="P4" draw:layer="layout" svg:x1="13.038cm" svg:y1="3.216cm" svg:x2="19.738cm" svg:y2="3.216cm">
          <text:p/>
        </draw:line>
        <draw:frame draw:style-name="gr13" draw:text-style-name="P5" draw:layer="layout" svg:width="2.589cm" svg:height="1.066cm" svg:x="14.871cm" svg:y="3.633cm">
          <draw:text-box>
            <text:p text:style-name="P1"><text:span text:style-name="T2">id_doc</text:span></text:p>
          </draw:text-box>
        </draw:frame>
        <draw:frame draw:style-name="gr14" draw:text-style-name="P6" draw:layer="layout" svg:width="0.925cm" svg:height="0.984cm" svg:x="13.273cm" svg:y="3.674cm">
          <draw:text-box>
            <text:p><text:span text:style-name="T3">P</text:span></text:p>
          </draw:text-box>
        </draw:frame>
        <draw:frame draw:style-name="gr15" draw:text-style-name="P6" draw:layer="layout" svg:width="0.891cm" svg:height="0.963cm" svg:x="13.912cm" svg:y="3.685cm">
          <draw:text-box>
            <text:p><text:span text:style-name="T4">F</text:span></text:p>
          </draw:text-box>
        </draw:frame>
        <draw:g>
          <draw:line draw:style-name="gr16" draw:text-style-name="P1" draw:layer="layout" svg:x1="20.299cm" svg:y1="4.227cm" svg:x2="19.732cm" svg:y2="3.66cm">
            <text:p/>
          </draw:line>
          <draw:line draw:style-name="gr16" draw:text-style-name="P1" draw:layer="layout" svg:x1="20.3cm" svg:y1="4.26cm" svg:x2="19.733cm" svg:y2="4.827cm">
            <text:p/>
          </draw:line>
        </draw:g>
        <draw:frame draw:style-name="gr13" draw:text-style-name="P5" draw:layer="layout" svg:width="2.983cm" svg:height="1.066cm" svg:x="14.872cm" svg:y="4.733cm">
          <draw:text-box>
            <text:p text:style-name="P1"><text:span text:style-name="T2">id_word</text:span></text:p>
          </draw:text-box>
        </draw:frame>
        <draw:frame draw:style-name="gr14" draw:text-style-name="P6" draw:layer="layout" svg:width="0.925cm" svg:height="0.984cm" svg:x="13.274cm" svg:y="4.774cm">
          <draw:text-box>
            <text:p><text:span text:style-name="T3">P</text:span></text:p>
          </draw:text-box>
        </draw:frame>
        <draw:frame draw:style-name="gr15" draw:text-style-name="P6" draw:layer="layout" svg:width="0.891cm" svg:height="0.963cm" svg:x="13.913cm" svg:y="4.785cm">
          <draw:text-box>
            <text:p><text:span text:style-name="T4">F</text:span></text:p>
          </draw:text-box>
        </draw:frame>
        <draw:g>
          <draw:line draw:style-name="gr16" draw:text-style-name="P1" draw:layer="layout" svg:x1="12.493cm" svg:y1="4.227cm" svg:x2="13.06cm" svg:y2="3.66cm">
            <text:p/>
          </draw:line>
          <draw:line draw:style-name="gr16" draw:text-style-name="P1" draw:layer="layout" svg:x1="12.492cm" svg:y1="4.26cm" svg:x2="13.059cm" svg:y2="4.827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13:02:38.653000000</meta:creation-date>
    <dc:date>2022-05-27T14:07:12.027000000</dc:date>
    <meta:editing-duration>PT1H4M33S</meta:editing-duration>
    <meta:editing-cycles>3</meta:editing-cycles>
    <meta:generator>LibreOffice/7.0.4.2$Windows_X86_64 LibreOffice_project/dcf040e67528d9187c66b2379df5ea4407429775</meta:generator>
    <meta:document-statistic meta:object-count="31"/>
  </office:meta>
</office:document-meta>
</file>